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Φύλλο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Α/Α</text:p>
          </table:table-cell>
          <table:table-cell office:value-type="string" table:style-name="ce2">
            <text:p>ΝΟΜΟΣ</text:p>
          </table:table-cell>
          <table:table-cell office:value-type="string" table:style-name="ce2">
            <text:p>ΑΝΤΙΠΡΟΣΩΠΟΣ</text:p>
          </table:table-cell>
          <table:table-cell office:value-type="string" table:style-name="ce2">
            <text:p>ΤΗΛΕΦΩΝΟ</text:p>
          </table:table-cell>
          <table:table-cell office:value-type="string" table:style-name="ce2">
            <text:p>ΕMAIL</text:p>
          </table:table-cell>
          <table:table-cell table:number-columns-repeated="1637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ATTIKH</text:p>
          </table:table-cell>
          <table:table-cell office:value-type="string" table:style-name="ce3">
            <text:p>ΚΕΡΑΜΙΩΤΗ ΜΑΡΙΑ</text:p>
          </table:table-cell>
          <table:table-cell office:value-type="float" office:value="6972276440" table:style-name="ce3">
            <text:p>6972276440</text:p>
          </table:table-cell>
          <table:table-cell office:value-type="string" table:style-name="ce3">
            <text:p>mariaker2010@hotmail.com</text:p>
          </table:table-cell>
          <table:table-cell table:number-columns-repeated="16379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ΑΙΤΩΛΟΑΚΑΡΝΑΝΙΑ</text:p>
          </table:table-cell>
          <table:table-cell office:value-type="string" table:style-name="ce3">
            <text:p>ΚΑΛΑΝΤΖΗΣ ΠΑΝΑΓΙΩΤΗΣ</text:p>
          </table:table-cell>
          <table:table-cell office:value-type="float" office:value="6947770030" table:style-name="ce3">
            <text:p>6947770030</text:p>
          </table:table-cell>
          <table:table-cell office:value-type="string" table:style-name="ce3">
            <text:p>pankalan@gmail.com</text:p>
          </table:table-cell>
          <table:table-cell table:number-columns-repeated="16379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ΑΡΓΟΛΙΔΑ</text:p>
          </table:table-cell>
          <table:table-cell office:value-type="string" table:style-name="ce3">
            <text:p>ΚΑΤΣΙΓΙΑΝΝΗΣ ΑΘΑΝΑΣΙΟΣ</text:p>
          </table:table-cell>
          <table:table-cell office:value-type="float" office:value="6906758838" table:style-name="ce3">
            <text:p>6906758838</text:p>
          </table:table-cell>
          <table:table-cell office:value-type="string" table:style-name="ce3">
            <text:p>sakis1964@gmail.com</text:p>
          </table:table-cell>
          <table:table-cell table:number-columns-repeated="16379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string" table:style-name="ce3">
            <text:p>ΑΡΚΑΔΙΑ</text:p>
          </table:table-cell>
          <table:table-cell office:value-type="string" table:style-name="ce3">
            <text:p>ΚΑΣΙΜΟΣ ΣΩΤΗΡΙΟΣ</text:p>
          </table:table-cell>
          <table:table-cell office:value-type="float" office:value="6932761200" table:style-name="ce3">
            <text:p>6932761200</text:p>
          </table:table-cell>
          <table:table-cell office:value-type="string" table:style-name="ce3">
            <text:p>sotirkas@gmail.com</text:p>
          </table:table-cell>
          <table:table-cell table:number-columns-repeated="16379"/>
        </table:table-row>
        <table:table-row table:style-name="ro3">
          <table:table-cell office:value-type="float" office:value="5" table:style-name="ce3">
            <text:p>5</text:p>
          </table:table-cell>
          <table:table-cell office:value-type="string" table:style-name="ce3">
            <text:p>ΑΡΤΑ</text:p>
          </table:table-cell>
          <table:table-cell office:value-type="string" table:style-name="ce3">
            <text:p>ΓΟΥΣΙΑΣ ΘΕΟΔΩΡΟΣ</text:p>
          </table:table-cell>
          <table:table-cell office:value-type="float" office:value="6947827456" table:style-name="ce3">
            <text:p>6947827456</text:p>
          </table:table-cell>
          <table:table-cell office:value-type="string" table:style-name="ce3">
            <text:p>theogousias@gmail.com</text:p>
          </table:table-cell>
          <table:table-cell table:number-columns-repeated="16379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3">
            <text:p>ΑΧΑΪΑ</text:p>
          </table:table-cell>
          <table:table-cell office:value-type="string" table:style-name="ce3">
            <text:p>ΠΕΤΤΑ ΙΩΑΝΝΑ</text:p>
          </table:table-cell>
          <table:table-cell office:value-type="float" office:value="6984622016" table:style-name="ce3">
            <text:p>6984622016</text:p>
          </table:table-cell>
          <table:table-cell office:value-type="string" table:style-name="ce3">
            <text:p>gianpet2002@gmail.com</text:p>
          </table:table-cell>
          <table:table-cell table:number-columns-repeated="16379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ΒΟΙΩΤΙΑ</text:p>
          </table:table-cell>
          <table:table-cell office:value-type="string" table:style-name="ce3">
            <text:p>ΤΖΙΤΖΩΚΟΣ ΙΩΑΝΝΗΣ</text:p>
          </table:table-cell>
          <table:table-cell office:value-type="float" office:value="6947184057" table:style-name="ce3">
            <text:p>6947184057</text:p>
          </table:table-cell>
          <table:table-cell office:value-type="string" table:style-name="ce3">
            <text:p>tzitzokosgiannis@gmail.com</text:p>
          </table:table-cell>
          <table:table-cell table:number-columns-repeated="16379"/>
        </table:table-row>
        <table:table-row table:style-name="ro3">
          <table:table-cell office:value-type="float" office:value="8" table:style-name="ce3">
            <text:p>8</text:p>
          </table:table-cell>
          <table:table-cell office:value-type="string" table:style-name="ce3">
            <text:p>ΓΡΕΒΕΝΑ</text:p>
          </table:table-cell>
          <table:table-cell office:value-type="string" table:style-name="ce3">
            <text:p>ΣΤΑΜΟΣ ΧΡΥΣΟΒΑΛΑΝΤΗΣ</text:p>
          </table:table-cell>
          <table:table-cell office:value-type="float" office:value="6981297687" table:style-name="ce3">
            <text:p>6981297687</text:p>
          </table:table-cell>
          <table:table-cell office:value-type="string" table:style-name="ce3">
            <text:p>valantissta85@gmail.com</text:p>
          </table:table-cell>
          <table:table-cell table:number-columns-repeated="16379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ΔΡΑΜΑ</text:p>
          </table:table-cell>
          <table:table-cell office:value-type="string" table:style-name="ce3">
            <text:p>ΠΑΝΑΓΙΩΤΗΣ ΔΗΜΗΤΡΙΟΣ</text:p>
          </table:table-cell>
          <table:table-cell office:value-type="float" office:value="6977592977" table:style-name="ce3">
            <text:p>6977592977</text:p>
          </table:table-cell>
          <table:table-cell office:value-type="string" table:style-name="ce3">
            <text:p>dipan0077@gmail.com</text:p>
          </table:table-cell>
          <table:table-cell table:number-columns-repeated="16379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string" table:style-name="ce3">
            <text:p>ΔΩΔΕΚΑΝΗΣΑ</text:p>
          </table:table-cell>
          <table:table-cell office:value-type="string" table:style-name="ce3">
            <text:p>ΡΟΥΣΑΚΗ ΑΝΑΣΤΑΣΙΑ</text:p>
          </table:table-cell>
          <table:table-cell office:value-type="float" office:value="6944343994" table:style-name="ce3">
            <text:p>6944343994</text:p>
          </table:table-cell>
          <table:table-cell office:value-type="string" table:style-name="ce3">
            <text:p>anstsrsk@gmail.com</text:p>
          </table:table-cell>
          <table:table-cell table:number-columns-repeated="16379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ΕΒΡΟΣ</text:p>
          </table:table-cell>
          <table:table-cell office:value-type="string" table:style-name="ce3">
            <text:p>ΔΟΥΛΓΕΡΑΚΗΣ ΑΘΑΝΑΣΙΟΣ</text:p>
          </table:table-cell>
          <table:table-cell office:value-type="float" office:value="6942424356" table:style-name="ce3">
            <text:p>6942424356</text:p>
          </table:table-cell>
          <table:table-cell office:value-type="string" table:style-name="ce3">
            <text:p>thanasis1969@gmail.com</text:p>
          </table:table-cell>
          <table:table-cell table:number-columns-repeated="16379"/>
        </table:table-row>
        <table:table-row table:style-name="ro3">
          <table:table-cell office:value-type="float" office:value="12" table:style-name="ce3">
            <text:p>12</text:p>
          </table:table-cell>
          <table:table-cell office:value-type="string" table:style-name="ce3">
            <text:p>ΕΥΒΟΙΑ</text:p>
          </table:table-cell>
          <table:table-cell office:value-type="string" table:style-name="ce3">
            <text:p>ΝΤΙΝΟΣ ΚΩΝΣΤΑΝΤΙΝΟΣ</text:p>
          </table:table-cell>
          <table:table-cell office:value-type="float" office:value="6981584349" table:style-name="ce3">
            <text:p>6981584349</text:p>
          </table:table-cell>
          <table:table-cell office:value-type="string" table:style-name="ce3">
            <text:p>kostashal@hotmail.gr</text:p>
          </table:table-cell>
          <table:table-cell table:number-columns-repeated="16379"/>
        </table:table-row>
        <table:table-row table:style-name="ro3">
          <table:table-cell office:value-type="float" office:value="13" table:style-name="ce3">
            <text:p>13</text:p>
          </table:table-cell>
          <table:table-cell office:value-type="string" table:style-name="ce3">
            <text:p>ΕΥΡΥΤΑΝΙΑ</text:p>
          </table:table-cell>
          <table:table-cell office:value-type="string" table:style-name="ce3">
            <text:p>ΤΣΙΑΡΑΣ ΚΩΝΣΤΑΝΤΙΝΟΣ</text:p>
          </table:table-cell>
          <table:table-cell office:value-type="float" office:value="6973733048" table:style-name="ce3">
            <text:p>6973733048</text:p>
          </table:table-cell>
          <table:table-cell office:value-type="string" table:style-name="ce3">
            <text:p>k.tsiaras@astynomia.gr</text:p>
          </table:table-cell>
          <table:table-cell table:number-columns-repeated="16379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ΖΑΚΥΝΘΟΣ</text:p>
          </table:table-cell>
          <table:table-cell office:value-type="string" table:style-name="ce3">
            <text:p>ΑΝΔΡΙΟΠΟΥΛΟΣ ΧΑΡΑΛΑΜΠΟΣ</text:p>
          </table:table-cell>
          <table:table-cell office:value-type="float" office:value="6977121566" table:style-name="ce3">
            <text:p>6977121566</text:p>
          </table:table-cell>
          <table:table-cell office:value-type="string" table:style-name="ce3">
            <text:p>xandr15@yahoo.gr</text:p>
          </table:table-cell>
          <table:table-cell table:number-columns-repeated="16379"/>
        </table:table-row>
        <table:table-row table:style-name="ro3">
          <table:table-cell office:value-type="float" office:value="15" table:style-name="ce3">
            <text:p>15</text:p>
          </table:table-cell>
          <table:table-cell office:value-type="string" table:style-name="ce3">
            <text:p>ΗΛΕΙΑ</text:p>
          </table:table-cell>
          <table:table-cell office:value-type="string" table:style-name="ce4">
            <text:p>ΧΩΡΙΣ ΑΝΤΙΠΡΟΣΩΠΟ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float" office:value="16" table:style-name="ce3">
            <text:p>16</text:p>
          </table:table-cell>
          <table:table-cell office:value-type="string" table:style-name="ce3">
            <text:p>ΗΜΑΘΙΑ</text:p>
          </table:table-cell>
          <table:table-cell office:value-type="string" table:style-name="ce3">
            <text:p>ΚΟΣΤΟΓΛΙΔΟΥ ΧΑΡΙΣ</text:p>
          </table:table-cell>
          <table:table-cell office:value-type="float" office:value="6986387616" table:style-name="ce3">
            <text:p>6986387616</text:p>
          </table:table-cell>
          <table:table-cell office:value-type="string" table:style-name="ce3">
            <text:p>kostharis7@gmail.com</text:p>
          </table:table-cell>
          <table:table-cell table:number-columns-repeated="16379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ΗΡΑΚΛΕΙΟ</text:p>
          </table:table-cell>
          <table:table-cell office:value-type="string" table:style-name="ce3">
            <text:p>ΔΑΣΚΑΛΑΚΗΣ ΣΤΥΛΙΑΝΟΣ</text:p>
          </table:table-cell>
          <table:table-cell office:value-type="float" office:value="6932669828" table:style-name="ce3">
            <text:p>6932669828</text:p>
          </table:table-cell>
          <table:table-cell office:value-type="string" table:style-name="ce3">
            <text:p>steliosdoors@hotmail.com</text:p>
          </table:table-cell>
          <table:table-cell table:number-columns-repeated="16379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ΘΕΣΣΑΛΟΝΙΚΗ</text:p>
          </table:table-cell>
          <table:table-cell office:value-type="string" table:style-name="ce3">
            <text:p>ΚΑΜΟΥΡΑΣ ΚΛΕΑΡΧΟΣ</text:p>
          </table:table-cell>
          <table:table-cell office:value-type="float" office:value="6974811777" table:style-name="ce3">
            <text:p>6974811777</text:p>
          </table:table-cell>
          <table:table-cell office:value-type="string" table:style-name="ce3">
            <text:p>klearchoskam@gmail.com</text:p>
          </table:table-cell>
          <table:table-cell table:number-columns-repeated="16379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ΘΕΣΠΡΩΤΙΑ</text:p>
          </table:table-cell>
          <table:table-cell office:value-type="string" table:style-name="ce3">
            <text:p>ΑΘΑΝΑΣΙΟΥ ΠΑΝΑΓΙΩΤHΣ</text:p>
          </table:table-cell>
          <table:table-cell office:value-type="float" office:value="6936151519" table:style-name="ce3">
            <text:p>6936151519</text:p>
          </table:table-cell>
          <table:table-cell office:value-type="string" table:style-name="ce3">
            <text:p>sioupanagiotis@gmail.com</text:p>
          </table:table-cell>
          <table:table-cell table:number-columns-repeated="16379"/>
        </table:table-row>
        <table:table-row table:style-name="ro4">
          <table:table-cell office:value-type="float" office:value="20" table:style-name="ce3">
            <text:p>20</text:p>
          </table:table-cell>
          <table:table-cell office:value-type="string" table:style-name="ce3">
            <text:p>ΙΩΑΝΝΙΝΑ</text:p>
          </table:table-cell>
          <table:table-cell office:value-type="string" table:style-name="ce3">
            <text:p>ΤΡΙΑΝΤΑΦΥΛΛΙΔΗΣ ΑΡΙΣΤΟΤΕΛΗΣ</text:p>
          </table:table-cell>
          <table:table-cell office:value-type="float" office:value="6944363925" table:style-name="ce3">
            <text:p>6944363925</text:p>
          </table:table-cell>
          <table:table-cell office:value-type="string" table:style-name="ce3">
            <text:p>telisioa@gmail.com</text:p>
          </table:table-cell>
          <table:table-cell table:number-columns-repeated="16379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ΚΑΒΑΛΑ</text:p>
          </table:table-cell>
          <table:table-cell office:value-type="string" table:style-name="ce3">
            <text:p>ΚΑΤΣΟΥΛΗΣ ΒΑΣΙΛΕΙΟΣ</text:p>
          </table:table-cell>
          <table:table-cell office:value-type="float" office:value="6972070362" table:style-name="ce3">
            <text:p>6972070362</text:p>
          </table:table-cell>
          <table:table-cell office:value-type="string" table:style-name="ce3">
            <text:p>vasiliskatsoulis@yahoo.gr</text:p>
          </table:table-cell>
          <table:table-cell table:number-columns-repeated="16379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ΚΑΡΔΙΤΣΑ</text:p>
          </table:table-cell>
          <table:table-cell office:value-type="string" table:style-name="ce3">
            <text:p>ΣΩΤΗΡΟΠΟΥΛΟΣ ΤΗΛΕΜΑΧΟΣ</text:p>
          </table:table-cell>
          <table:table-cell office:value-type="float" office:value="6944425566" table:style-name="ce3">
            <text:p>6944425566</text:p>
          </table:table-cell>
          <table:table-cell office:value-type="string" table:style-name="ce3">
            <text:p>tilsot@gmail.com</text:p>
          </table:table-cell>
          <table:table-cell table:number-columns-repeated="16379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ΚΑΣΤΟΡΙΑ</text:p>
          </table:table-cell>
          <table:table-cell office:value-type="string" table:style-name="ce3">
            <text:p>ΚΑΡΑΓΙΑΝΝΗΣ ΑΝΤΩΝΙΟΣ</text:p>
          </table:table-cell>
          <table:table-cell office:value-type="float" office:value="6974918572" table:style-name="ce3">
            <text:p>6974918572</text:p>
          </table:table-cell>
          <table:table-cell office:value-type="string" table:style-name="ce3">
            <text:p>antkaragian@gmail.com</text:p>
          </table:table-cell>
          <table:table-cell table:number-columns-repeated="16379"/>
        </table:table-row>
        <table:table-row table:style-name="ro3">
          <table:table-cell office:value-type="float" office:value="24" table:style-name="ce3">
            <text:p>24</text:p>
          </table:table-cell>
          <table:table-cell office:value-type="string" table:style-name="ce3">
            <text:p>ΚΕΡΚΥΡΑ</text:p>
          </table:table-cell>
          <table:table-cell office:value-type="string" table:style-name="ce3">
            <text:p>ΜΠΑΛΑΟΥΡΑΣ ΑΧΙΛΛΕΑΣ</text:p>
          </table:table-cell>
          <table:table-cell office:value-type="float" office:value="6973315307" table:style-name="ce3">
            <text:p>6973315307</text:p>
          </table:table-cell>
          <table:table-cell office:value-type="string" table:style-name="ce3">
            <text:p>achilleascfu@yahoo.com</text:p>
          </table:table-cell>
          <table:table-cell table:number-columns-repeated="16379"/>
        </table:table-row>
        <table:table-row table:style-name="ro3">
          <table:table-cell office:value-type="float" office:value="25" table:style-name="ce3">
            <text:p>25</text:p>
          </table:table-cell>
          <table:table-cell office:value-type="string" table:style-name="ce3">
            <text:p>ΚΕΦΑΛΛΗΝΙΑ</text:p>
          </table:table-cell>
          <table:table-cell office:value-type="string" table:style-name="ce4">
            <text:p>ΧΩΡΙΣ ΑΝΤΙΠΡΟΣΩΠΟ</text:p>
          </table:table-cell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ΚΙΛΚΙΣ</text:p>
          </table:table-cell>
          <table:table-cell office:value-type="string" table:style-name="ce3">
            <text:p>ΤΑΡΝΑΡΑΣ KΩΝΣΤΑΝΤΙΝΟΣ</text:p>
          </table:table-cell>
          <table:table-cell office:value-type="float" office:value="6974922054" table:style-name="ce3">
            <text:p>6974922054</text:p>
          </table:table-cell>
          <table:table-cell office:value-type="string" table:style-name="ce3">
            <text:p>tarnaras19783@gmail.com</text:p>
          </table:table-cell>
          <table:table-cell table:number-columns-repeated="16379"/>
        </table:table-row>
        <table:table-row table:style-name="ro3">
          <table:table-cell office:value-type="float" office:value="27" table:style-name="ce3">
            <text:p>27</text:p>
          </table:table-cell>
          <table:table-cell office:value-type="string" table:style-name="ce3">
            <text:p>ΚΟΖΑΝΗ</text:p>
          </table:table-cell>
          <table:table-cell office:value-type="string" table:style-name="ce3">
            <text:p>ΛΙΤΣΙΟΣ ΑΠΟΣΤΟΛΟΣ</text:p>
          </table:table-cell>
          <table:table-cell office:value-type="float" office:value="6948531700" table:style-name="ce3">
            <text:p>6948531700</text:p>
          </table:table-cell>
          <table:table-cell office:value-type="string" table:style-name="ce3">
            <text:p>litsios.αpo@gmail.com</text:p>
          </table:table-cell>
          <table:table-cell table:number-columns-repeated="16379"/>
        </table:table-row>
        <table:table-row table:style-name="ro3">
          <table:table-cell office:value-type="float" office:value="28" table:style-name="ce3">
            <text:p>28</text:p>
          </table:table-cell>
          <table:table-cell office:value-type="string" table:style-name="ce3">
            <text:p>ΚΟΡΙΝΘΟΣ</text:p>
          </table:table-cell>
          <table:table-cell office:value-type="string" table:style-name="ce3">
            <text:p>ΛΙΑΚΟΣ ΒΑΣΙΛΕΙΟΣ</text:p>
          </table:table-cell>
          <table:table-cell office:value-type="float" office:value="6909603823" table:style-name="ce3">
            <text:p>6909603823</text:p>
          </table:table-cell>
          <table:table-cell office:value-type="string" table:style-name="ce3">
            <text:p>v.liakos@astynomia.gr</text:p>
          </table:table-cell>
          <table:table-cell table:number-columns-repeated="16379"/>
        </table:table-row>
        <table:table-row table:style-name="ro3">
          <table:table-cell office:value-type="float" office:value="29" table:style-name="ce3">
            <text:p>29</text:p>
          </table:table-cell>
          <table:table-cell office:value-type="string" table:style-name="ce3">
            <text:p>ΚΥΚΛΑΔΕΣ</text:p>
          </table:table-cell>
          <table:table-cell office:value-type="string" table:style-name="ce3">
            <text:p>ΒΑΣΙΛΑΚΗΣ ΙΩΑΝΝΗΣ</text:p>
          </table:table-cell>
          <table:table-cell office:value-type="float" office:value="6936152706" table:style-name="ce3">
            <text:p>6936152706</text:p>
          </table:table-cell>
          <table:table-cell office:value-type="string" table:style-name="ce3">
            <text:p>gianvasilakis@yahoo.gr</text:p>
          </table:table-cell>
          <table:table-cell table:number-columns-repeated="16379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ΛΑΚΩΝΙΑ</text:p>
          </table:table-cell>
          <table:table-cell office:value-type="string" table:style-name="ce3">
            <text:p>KOYBOYΣΗΣ ΔΗΜΗΤΡΙΟΣ</text:p>
          </table:table-cell>
          <table:table-cell office:value-type="float" office:value="6947565936" table:style-name="ce3">
            <text:p>6947565936</text:p>
          </table:table-cell>
          <table:table-cell office:value-type="string" table:style-name="ce3">
            <text:p>dkouvousis@gmail.com</text:p>
          </table:table-cell>
          <table:table-cell table:number-columns-repeated="16379"/>
        </table:table-row>
        <table:table-row table:style-name="ro4">
          <table:table-cell office:value-type="float" office:value="31" table:style-name="ce3">
            <text:p>31</text:p>
          </table:table-cell>
          <table:table-cell office:value-type="string" table:style-name="ce3">
            <text:p>ΛΑΡΙΣΑ</text:p>
          </table:table-cell>
          <table:table-cell office:value-type="string" table:style-name="ce3">
            <text:p>ΚΑΛΑΜΠΟΥΚΑΣ ΑΧΙΛΛΕΥΣ-ΒΑΛΑΝΤΗΣ</text:p>
          </table:table-cell>
          <table:table-cell office:value-type="string" table:style-name="ce3">
            <text:p>6972074101 &amp; 2410683109 </text:p>
          </table:table-cell>
          <table:table-cell office:value-type="string" table:style-name="ce3">
            <text:p>akalamboukas@gmail.com</text:p>
          </table:table-cell>
          <table:table-cell table:number-columns-repeated="16379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3">
            <text:p>ΛΑΣΙΘΙ</text:p>
          </table:table-cell>
          <table:table-cell office:value-type="string" table:style-name="ce3">
            <text:p>ΦΡΑΓΚΑΚΗΣ ΚΩΝΣΤΑΝΤΙΝΟΣ</text:p>
          </table:table-cell>
          <table:table-cell office:value-type="float" office:value="6977788173" table:style-name="ce3">
            <text:p>6977788173</text:p>
          </table:table-cell>
          <table:table-cell office:value-type="string" table:style-name="ce3">
            <text:p>kfragkak@hotmail.com</text:p>
          </table:table-cell>
          <table:table-cell table:number-columns-repeated="16379"/>
        </table:table-row>
        <table:table-row table:style-name="ro3">
          <table:table-cell office:value-type="float" office:value="33" table:style-name="ce3">
            <text:p>33</text:p>
          </table:table-cell>
          <table:table-cell office:value-type="string" table:style-name="ce3">
            <text:p>ΛΕΣΒΟΣ</text:p>
          </table:table-cell>
          <table:table-cell office:value-type="string" table:style-name="ce3">
            <text:p>ΚΑΝΙΜΑΣ ΠΟΛΥΧΡΟΝΗΣ</text:p>
          </table:table-cell>
          <table:table-cell office:value-type="float" office:value="6976702090" table:style-name="ce3">
            <text:p>6976702090</text:p>
          </table:table-cell>
          <table:table-cell office:value-type="string" table:style-name="ce3">
            <text:p>mrpolkan@yahoo.gr</text:p>
          </table:table-cell>
          <table:table-cell table:number-columns-repeated="16379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string" table:style-name="ce3">
            <text:p>ΛΕΥΚΑΔΑ</text:p>
          </table:table-cell>
          <table:table-cell office:value-type="string" table:style-name="ce3">
            <text:p>ΦΛΙΤΟΥΡΗΣ ΚΩΝΣΤΑΝΤΙΝΟΣ</text:p>
          </table:table-cell>
          <table:table-cell office:value-type="float" office:value="6972224013" table:style-name="ce3">
            <text:p>6972224013</text:p>
          </table:table-cell>
          <table:table-cell office:value-type="string" table:style-name="ce3">
            <text:p>flitouris256024@yahoo.gr</text:p>
          </table:table-cell>
          <table:table-cell table:number-columns-repeated="16379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3">
            <text:p>ΜΑΓΝΗΣΙΑ</text:p>
          </table:table-cell>
          <table:table-cell office:value-type="string" table:style-name="ce3">
            <text:p>ΚΑΡΚΑΛΗΣ ΣΤΕΦΑΝΟΣ</text:p>
          </table:table-cell>
          <table:table-cell office:value-type="float" office:value="6937080150" table:style-name="ce3">
            <text:p>6937080150</text:p>
          </table:table-cell>
          <table:table-cell office:value-type="string" table:style-name="ce3">
            <text:p>stef.karkalis@yahoo.gr</text:p>
          </table:table-cell>
          <table:table-cell table:number-columns-repeated="16379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3">
            <text:p>ΜΕΣΣΗΝΙΑ</text:p>
          </table:table-cell>
          <table:table-cell office:value-type="string" table:style-name="ce3">
            <text:p>ΑΝΤΩΝΟΠΟΥΛΟΣ ΝΙΚΟΛΑΟΣ</text:p>
          </table:table-cell>
          <table:table-cell office:value-type="float" office:value="6947725482" table:style-name="ce3">
            <text:p>6947725482</text:p>
          </table:table-cell>
          <table:table-cell office:value-type="string" table:style-name="ce3">
            <text:p>nik_ant1980@yahoo.gr</text:p>
          </table:table-cell>
          <table:table-cell table:number-columns-repeated="16379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string" table:style-name="ce3">
            <text:p>ΞΑΝΘΗ</text:p>
          </table:table-cell>
          <table:table-cell office:value-type="string" table:style-name="ce3">
            <text:p>ΔΕΤΣΑΡΙΔΗΣ ΔΗΜΗΤΡΙΟΣ</text:p>
          </table:table-cell>
          <table:table-cell office:value-type="float" office:value="6974261769" table:style-name="ce3">
            <text:p>6974261769</text:p>
          </table:table-cell>
          <table:table-cell office:value-type="string" table:style-name="ce3">
            <text:p>dimitrisdetsaridis@hotmail.gr</text:p>
          </table:table-cell>
          <table:table-cell table:number-columns-repeated="16379"/>
        </table:table-row>
        <table:table-row table:style-name="ro3">
          <table:table-cell office:value-type="float" office:value="38" table:style-name="ce3">
            <text:p>38</text:p>
          </table:table-cell>
          <table:table-cell office:value-type="string" table:style-name="ce3">
            <text:p>ΠΕΛΛΑ</text:p>
          </table:table-cell>
          <table:table-cell office:value-type="string" table:style-name="ce3">
            <text:p>ΠΟΛΑΤΙΔΗΣ ΗΛΙΑΣ</text:p>
          </table:table-cell>
          <table:table-cell office:value-type="float" office:value="6980291094" table:style-name="ce3">
            <text:p>6980291094</text:p>
          </table:table-cell>
          <table:table-cell office:value-type="string" table:style-name="ce3">
            <text:p>polat.ilias@gmail.com</text:p>
          </table:table-cell>
          <table:table-cell table:number-columns-repeated="16379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string" table:style-name="ce3">
            <text:p>ΠΙΕΡΙΑ</text:p>
          </table:table-cell>
          <table:table-cell office:value-type="string" table:style-name="ce3">
            <text:p>ΓΡΑΜΜΕΝΟΣ ΑΝΤΩΝΙΟΣ</text:p>
          </table:table-cell>
          <table:table-cell office:value-type="float" office:value="6974312190" table:style-name="ce3">
            <text:p>6974312190</text:p>
          </table:table-cell>
          <table:table-cell office:value-type="string" table:style-name="ce3">
            <text:p>antoniosgrammenos@gmail.com</text:p>
          </table:table-cell>
          <table:table-cell table:number-columns-repeated="16379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3">
            <text:p>ΠΡΕΒΕΖΑ</text:p>
          </table:table-cell>
          <table:table-cell office:value-type="string" table:style-name="ce3">
            <text:p>ΝΑΣΤΟΥΛΗΣ ΕΜΜΑΝΟΥΗΛ</text:p>
          </table:table-cell>
          <table:table-cell office:value-type="float" office:value="6949194546" table:style-name="ce3">
            <text:p>6949194546</text:p>
          </table:table-cell>
          <table:table-cell office:value-type="string" table:style-name="ce3">
            <text:p>manwnas1977@gmail.com</text:p>
          </table:table-cell>
          <table:table-cell table:number-columns-repeated="16379"/>
        </table:table-row>
        <table:table-row table:style-name="ro3">
          <table:table-cell office:value-type="float" office:value="41" table:style-name="ce3">
            <text:p>41</text:p>
          </table:table-cell>
          <table:table-cell office:value-type="string" table:style-name="ce3">
            <text:p>ΡΕΘΥΜΝΟ</text:p>
          </table:table-cell>
          <table:table-cell office:value-type="string" table:style-name="ce4">
            <text:p>ΧΩΡΙΣ ΑΝΤΙΠΡΟΣΩΠΟ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float" office:value="42" table:style-name="ce3">
            <text:p>42</text:p>
          </table:table-cell>
          <table:table-cell office:value-type="string" table:style-name="ce3">
            <text:p>ΡΟΔΟΠΗ</text:p>
          </table:table-cell>
          <table:table-cell office:value-type="string" table:style-name="ce3">
            <text:p>ΒΑΛΕΡΑΣ ΧΡΗΣΤΟΣ</text:p>
          </table:table-cell>
          <table:table-cell office:value-type="float" office:value="6980289457" table:style-name="ce3">
            <text:p>6980289457</text:p>
          </table:table-cell>
          <table:table-cell office:value-type="string" table:style-name="ce3">
            <text:p>val84kri@hotmail.com</text:p>
          </table:table-cell>
          <table:table-cell table:number-columns-repeated="16379"/>
        </table:table-row>
        <table:table-row table:style-name="ro3">
          <table:table-cell office:value-type="float" office:value="43" table:style-name="ce3">
            <text:p>43</text:p>
          </table:table-cell>
          <table:table-cell office:value-type="string" table:style-name="ce3">
            <text:p>ΣΑΜΟΣ</text:p>
          </table:table-cell>
          <table:table-cell office:value-type="string" table:style-name="ce4">
            <text:p>ΧΩΡΙΣ ΑΝΤΙΠΡΟΣΩΠΟ</text:p>
          </table:table-cell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string" table:style-name="ce3">
            <text:p>ΣΕΡΡΕΣ</text:p>
          </table:table-cell>
          <table:table-cell office:value-type="string" table:style-name="ce3">
            <text:p>ΣΑΡΑΚΑΤΣΑΝΟΥ ΕΛΕΥΘΕΡΙΑ</text:p>
          </table:table-cell>
          <table:table-cell office:value-type="float" office:value="6972604159" table:style-name="ce3">
            <text:p>6972604159</text:p>
          </table:table-cell>
          <table:table-cell office:value-type="string" table:style-name="ce3">
            <text:p>el.sarakatsanou@hotmail.gr</text:p>
          </table:table-cell>
          <table:table-cell table:number-columns-repeated="16379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3">
            <text:p>ΤΡΙΚΑΛΑ</text:p>
          </table:table-cell>
          <table:table-cell office:value-type="string" table:style-name="ce3">
            <text:p>ΔΡΑΓΟΥΤΣΟΣ ΒΑΣΙΛΕΙΟΣ</text:p>
          </table:table-cell>
          <table:table-cell office:value-type="float" office:value="6955470262" table:style-name="ce3">
            <text:p>6955470262</text:p>
          </table:table-cell>
          <table:table-cell office:value-type="string" table:style-name="ce3">
            <text:p>dragvas@yahoo.gr</text:p>
          </table:table-cell>
          <table:table-cell table:number-columns-repeated="16379"/>
        </table:table-row>
        <table:table-row table:style-name="ro2">
          <table:table-cell office:value-type="float" office:value="46" table:style-name="ce3">
            <text:p>46</text:p>
          </table:table-cell>
          <table:table-cell office:value-type="string" table:style-name="ce3">
            <text:p>ΦΘΙΩΤΙΔΑ</text:p>
          </table:table-cell>
          <table:table-cell office:value-type="string" table:style-name="ce3">
            <text:p>ΣΥΛΕΟΥΝΗΣ ΚΩΝ/ΝΟΣ</text:p>
          </table:table-cell>
          <table:table-cell office:value-type="float" office:value="6974064656" table:style-name="ce3">
            <text:p>6974064656</text:p>
          </table:table-cell>
          <table:table-cell office:value-type="string" table:style-name="ce3">
            <text:p>konsyleounis@gmail.com</text:p>
          </table:table-cell>
          <table:table-cell table:number-columns-repeated="16379"/>
        </table:table-row>
        <table:table-row table:style-name="ro2">
          <table:table-cell office:value-type="float" office:value="47" table:style-name="ce3">
            <text:p>47</text:p>
          </table:table-cell>
          <table:table-cell office:value-type="string" table:style-name="ce3">
            <text:p>ΦΛΩΡΙΝΑ</text:p>
          </table:table-cell>
          <table:table-cell office:value-type="string" table:style-name="ce3">
            <text:p>ΚΥΡΚΟΠΟΥΛΟΣ ΠΕΡΙΚΛΗΣ</text:p>
          </table:table-cell>
          <table:table-cell office:value-type="float" office:value="6984630610" table:style-name="ce3">
            <text:p>6984630610</text:p>
          </table:table-cell>
          <table:table-cell office:value-type="string" table:style-name="ce3">
            <text:p>kirkopoulosp@gmail.com</text:p>
          </table:table-cell>
          <table:table-cell table:number-columns-repeated="16379"/>
        </table:table-row>
        <table:table-row table:style-name="ro2">
          <table:table-cell office:value-type="float" office:value="48" table:style-name="ce3">
            <text:p>48</text:p>
          </table:table-cell>
          <table:table-cell office:value-type="string" table:style-name="ce3">
            <text:p>ΦΩΚΙΔΑ</text:p>
          </table:table-cell>
          <table:table-cell office:value-type="string" table:style-name="ce3">
            <text:p>ΖΩΜΕΝΟΣ ΑΝΑΡΓΥΡΟΣ</text:p>
          </table:table-cell>
          <table:table-cell office:value-type="float" office:value="6948288773" table:style-name="ce3">
            <text:p>6948288773</text:p>
          </table:table-cell>
          <table:table-cell office:value-type="string" table:style-name="ce3">
            <text:p>ariszom27@gmail.com</text:p>
          </table:table-cell>
          <table:table-cell table:number-columns-repeated="16379"/>
        </table:table-row>
        <table:table-row table:style-name="ro3">
          <table:table-cell office:value-type="float" office:value="49" table:style-name="ce3">
            <text:p>49</text:p>
          </table:table-cell>
          <table:table-cell office:value-type="string" table:style-name="ce3">
            <text:p>ΧΑΛΚΙΔΙΚΗ</text:p>
          </table:table-cell>
          <table:table-cell office:value-type="string" table:style-name="ce3">
            <text:p>ΚΤΕΝΑ ΧΑΡΙΚΛΕΙΑ</text:p>
          </table:table-cell>
          <table:table-cell office:value-type="float" office:value="6971810819" table:style-name="ce3">
            <text:p>6971810819</text:p>
          </table:table-cell>
          <table:table-cell office:value-type="string" table:style-name="ce3">
            <text:p>ktenaxara1@gmail.com</text:p>
          </table:table-cell>
          <table:table-cell table:number-columns-repeated="16379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string" table:style-name="ce3">
            <text:p>ΧΑΝΙΑ</text:p>
          </table:table-cell>
          <table:table-cell office:value-type="string" table:style-name="ce3">
            <text:p>ΛΕΒΕΝΤΑΚΗΣ ΔΗΜΗΤΡΙΟΣ</text:p>
          </table:table-cell>
          <table:table-cell office:value-type="float" office:value="6972221831" table:style-name="ce3">
            <text:p>6972221831</text:p>
          </table:table-cell>
          <table:table-cell office:value-type="string" table:style-name="ce3">
            <text:p>dimleventakis@yahoo.gr</text:p>
          </table:table-cell>
          <table:table-cell table:number-columns-repeated="16379"/>
        </table:table-row>
        <table:table-row table:style-name="ro2">
          <table:table-cell office:value-type="float" office:value="51" table:style-name="ce3">
            <text:p>51</text:p>
          </table:table-cell>
          <table:table-cell office:value-type="string" table:style-name="ce3">
            <text:p>ΧΙΟΣ</text:p>
          </table:table-cell>
          <table:table-cell office:value-type="string" table:style-name="ce3">
            <text:p>ΛΑΣΚΑΡΙΔΗΣ ΖΑΦΕΙΡΙΟΣ</text:p>
          </table:table-cell>
          <table:table-cell office:value-type="float" office:value="6977730484" table:style-name="ce3">
            <text:p>6977730484</text:p>
          </table:table-cell>
          <table:table-cell office:value-type="string" table:style-name="ce3">
            <text:p>zaflask@gmail.com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Download File</text:p>
          </table:table-cell>
          <table:table-cell table:number-columns-repeated="16383" table:style-name="ce1"/>
        </table:table-row>
        <table:table-row table:number-rows-repeated="104852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albert ndreu</meta:initial-creator>
    <dc:creator>albert ndreu</dc:creator>
    <meta:creation-date>2023-08-16T08:32:56Z</meta:creation-date>
    <dc:date>2023-08-16T08:33:55Z</dc:date>
  </office:meta>
</office:document-meta>
</file>